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Fonteparág.padrão" style:family="text">
      <style:text-properties fo:font-weight="bold" style:font-weight-asian="bold" style:font-weight-complex="bold"/>
    </style:style>
    <style:style style:name="T3" style:parent-style-name="Fonteparág.padrão" style:family="text">
      <style:text-properties fo:font-weight="bold" style:font-weight-asian="bold" style:font-weight-complex="bold"/>
    </style:style>
    <style:style style:name="T4" style:parent-style-name="Fonteparág.padrão" style:family="text">
      <style:text-properties fo:font-weight="bold" style:font-weight-asian="bold" style:font-weight-complex="bold"/>
    </style:style>
    <style:style style:name="P5" style:parent-style-name="Standard" style:family="paragraph">
      <style:paragraph-properties fo:text-align="justify"/>
    </style:style>
    <style:style style:name="T6" style:parent-style-name="Fonteparág.padrão" style:family="text">
      <style:text-properties fo:font-weight="bold" style:font-weight-asian="bold" style:font-weight-complex="bold" fo:language="en" fo:country="CA"/>
    </style:style>
    <style:style style:name="T7" style:parent-style-name="Fonteparág.padrão" style:family="text">
      <style:text-properties fo:language="en" fo:country="CA"/>
    </style:style>
    <style:style style:name="T8" style:parent-style-name="Fonteparág.padrão" style:family="text">
      <style:text-properties fo:language="en" fo:country="CA"/>
    </style:style>
    <style:style style:name="P9" style:parent-style-name="Standard" style:family="paragraph">
      <style:text-properties fo:language="en" fo:country="CA"/>
    </style:style>
    <style:style style:name="P10" style:parent-style-name="Standard" style:family="paragraph">
      <style:text-properties style:text-underline-type="single" style:text-underline-style="solid" style:text-underline-width="auto" style:text-underline-mode="continuous" fo:language="en" fo:country="CA"/>
    </style:style>
    <style:style style:name="T11" style:parent-style-name="Fonteparág.padrão" style:family="text">
      <style:text-properties fo:font-weight="bold" style:font-weight-asian="bold" style:font-weight-complex="bold"/>
    </style:style>
    <style:style style:name="P12" style:parent-style-name="Standard" style:family="paragraph">
      <style:paragraph-properties fo:text-align="justify"/>
    </style:style>
    <style:style style:name="P13" style:parent-style-name="Standard" style:family="paragraph">
      <style:paragraph-properties fo:text-align="justify"/>
    </style:style>
    <style:style style:name="P14" style:parent-style-name="Standard" style:family="paragraph">
      <style:paragraph-properties fo:text-align="justify"/>
    </style:style>
    <style:style style:name="T15" style:parent-style-name="Fonteparág.padrão" style:family="text">
      <style:text-properties fo:font-weight="bold" style:font-weight-asian="bold" style:font-weight-complex="bold"/>
    </style:style>
    <style:style style:name="P16" style:parent-style-name="Standard" style:family="paragraph">
      <style:paragraph-properties fo:text-align="justify"/>
    </style:style>
    <style:style style:name="P17" style:parent-style-name="Standard" style:family="paragraph">
      <style:paragraph-properties fo:text-align="justify"/>
    </style:style>
    <style:style style:name="P18" style:parent-style-name="Standard" style:family="paragraph">
      <style:paragraph-properties fo:text-align="justify"/>
    </style:style>
    <style:style style:name="T19" style:parent-style-name="Fonteparág.padrão" style:family="text">
      <style:text-properties fo:font-weight="bold" style:font-weight-asian="bold" style:font-weight-complex="bold"/>
    </style:style>
    <style:style style:name="T20" style:parent-style-name="Fonteparág.padrão" style:family="text">
      <style:text-properties fo:font-weight="bold" style:font-weight-asian="bold" style:font-weight-complex="bold"/>
    </style:style>
    <style:style style:name="T21" style:parent-style-name="Fonteparág.padrão" style:family="text">
      <style:text-properties fo:font-weight="bold" style:font-weight-asian="bold" style:font-weight-complex="bold"/>
    </style:style>
    <style:style style:name="T22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T23" style:parent-style-name="Ênfase" style:family="text">
      <style:text-properties fo:font-weight="bold" style:font-weight-asian="bold" style:font-weight-complex="bold" fo:font-style="normal" style:font-style-asian="normal" style:font-style-complex="normal" style:text-underline-type="single" style:text-underline-style="solid" style:text-underline-width="auto" style:text-underline-mode="continuous"/>
    </style:style>
    <style:style style:name="T24" style:parent-style-name="Ênfase" style:family="text">
      <style:text-properties fo:font-weight="bold" style:font-weight-asian="bold" style:font-weight-complex="bold" fo:font-style="normal" style:font-style-asian="normal" style:font-style-complex="normal" style:text-underline-type="single" style:text-underline-style="solid" style:text-underline-width="auto" style:text-underline-mode="continuous"/>
    </style:style>
    <style:style style:name="T25" style:parent-style-name="Ênfase" style:family="text">
      <style:text-properties fo:font-style="normal" style:font-style-asian="normal" style:font-style-complex="normal" style:text-underline-type="single" style:text-underline-style="solid" style:text-underline-width="auto" style:text-underline-mode="continuous"/>
    </style:style>
    <style:style style:name="T26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T27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T28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T29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P30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31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T32" style:parent-style-name="Fonteparág.padrã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3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T34" style:parent-style-name="Fonteparág.padrã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5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T36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T37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T38" style:parent-style-name="Ênfase" style:family="text">
      <style:text-properties fo:font-style="normal" style:font-style-asian="normal" style:font-style-complex="normal" style:text-underline-type="single" style:text-underline-style="solid" style:text-underline-width="auto" style:text-underline-mode="continuous"/>
    </style:style>
    <style:style style:name="P39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40" style:parent-style-name="Ênfase" style:family="text">
      <style:text-properties fo:font-style="normal" style:font-style-asian="normal" style:font-style-complex="normal" style:text-underline-type="single" style:text-underline-style="solid" style:text-underline-width="auto" style:text-underline-mode="continuous"/>
    </style:style>
    <style:style style:name="T41" style:parent-style-name="Ênfase" style:family="text">
      <style:text-properties fo:font-weight="bold" style:font-weight-asian="bold" style:font-weight-complex="bold" fo:font-style="normal" style:font-style-asian="normal" style:font-style-complex="normal" style:text-underline-type="single" style:text-underline-style="solid" style:text-underline-width="auto" style:text-underline-mode="continuous"/>
    </style:style>
    <style:style style:name="T42" style:parent-style-name="Ênfase" style:family="text">
      <style:text-properties fo:font-style="normal" style:font-style-asian="normal" style:font-style-complex="normal" style:text-underline-type="single" style:text-underline-style="solid" style:text-underline-width="auto" style:text-underline-mode="continuous"/>
    </style:style>
    <style:style style:name="T43" style:parent-style-name="Ênfase" style:family="text">
      <style:text-properties fo:font-style="normal" style:font-style-asian="normal" style:font-style-complex="normal" style:text-underline-type="single" style:text-underline-style="solid" style:text-underline-width="auto" style:text-underline-mode="continuous"/>
    </style:style>
    <style:style style:name="T44" style:parent-style-name="Ênfase" style:family="text">
      <style:text-properties fo:font-style="normal" style:font-style-asian="normal" style:font-style-complex="normal" style:text-underline-type="single" style:text-underline-style="solid" style:text-underline-width="auto" style:text-underline-mode="continuous"/>
    </style:style>
    <style:style style:name="P45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46" style:parent-style-name="Ênfase" style:family="text">
      <style:text-properties fo:font-style="normal" style:font-style-asian="normal" style:font-style-complex="normal" style:text-underline-type="single" style:text-underline-style="solid" style:text-underline-width="auto" style:text-underline-mode="continuous"/>
    </style:style>
    <style:style style:name="T47" style:parent-style-name="Ênfase" style:family="text">
      <style:text-properties fo:font-weight="bold" style:font-weight-asian="bold" style:font-weight-complex="bold" fo:font-style="normal" style:font-style-asian="normal" style:font-style-complex="normal" style:text-underline-type="single" style:text-underline-style="solid" style:text-underline-width="auto" style:text-underline-mode="continuous"/>
    </style:style>
    <style:style style:name="T48" style:parent-style-name="Ênfase" style:family="text">
      <style:text-properties fo:font-weight="bold" style:font-weight-asian="bold" style:font-weight-complex="bold" fo:font-style="normal" style:font-style-asian="normal" style:font-style-complex="normal" style:text-underline-type="single" style:text-underline-style="solid" style:text-underline-width="auto" style:text-underline-mode="continuous"/>
    </style:style>
    <style:style style:name="T49" style:parent-style-name="Ênfase" style:family="text">
      <style:text-properties fo:font-style="normal" style:font-style-asian="normal" style:font-style-complex="normal" style:text-underline-type="single" style:text-underline-style="solid" style:text-underline-width="auto" style:text-underline-mode="continuous"/>
    </style:style>
    <style:style style:name="T50" style:parent-style-name="Ênfase" style:family="text">
      <style:text-properties fo:font-style="normal" style:font-style-asian="normal" style:font-style-complex="normal" style:text-underline-type="single" style:text-underline-style="solid" style:text-underline-width="auto" style:text-underline-mode="continuous"/>
    </style:style>
    <style:style style:name="T51" style:parent-style-name="Ênfase" style:family="text">
      <style:text-properties fo:font-style="normal" style:font-style-asian="normal" style:font-style-complex="normal" style:text-underline-type="single" style:text-underline-style="solid" style:text-underline-width="auto" style:text-underline-mode="continuous"/>
    </style:style>
    <style:style style:name="T52" style:parent-style-name="Ênfase" style:family="text">
      <style:text-properties fo:font-style="normal" style:font-style-asian="normal" style:font-style-complex="normal" style:text-underline-type="single" style:text-underline-style="solid" style:text-underline-width="auto" style:text-underline-mode="continuous"/>
    </style:style>
    <style:style style:name="P53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54" style:parent-style-name="Ênfase" style:family="text">
      <style:text-properties fo:font-style="normal" style:font-style-asian="normal" style:font-style-complex="normal" style:text-underline-type="single" style:text-underline-style="solid" style:text-underline-width="auto" style:text-underline-mode="continuous"/>
    </style:style>
    <style:style style:name="T55" style:parent-style-name="Ênfase" style:family="text">
      <style:text-properties fo:font-style="normal" style:font-style-asian="normal" style:font-style-complex="normal" style:text-underline-type="single" style:text-underline-style="solid" style:text-underline-width="auto" style:text-underline-mode="continuous"/>
    </style:style>
    <style:style style:name="T56" style:parent-style-name="Ênfase" style:family="text">
      <style:text-properties fo:font-weight="bold" style:font-weight-asian="bold" style:font-weight-complex="bold" fo:font-style="normal" style:font-style-asian="normal" style:font-style-complex="normal" style:text-underline-type="single" style:text-underline-style="solid" style:text-underline-width="auto" style:text-underline-mode="continuous"/>
    </style:style>
    <style:style style:name="T57" style:parent-style-name="Ênfase" style:family="text">
      <style:text-properties fo:font-style="normal" style:font-style-asian="normal" style:font-style-complex="normal" style:text-underline-type="single" style:text-underline-style="solid" style:text-underline-width="auto" style:text-underline-mode="continuous"/>
    </style:style>
    <style:style style:name="T58" style:parent-style-name="Ênfase" style:family="text">
      <style:text-properties fo:font-style="normal" style:font-style-asian="normal" style:font-style-complex="normal" style:text-underline-type="single" style:text-underline-style="solid" style:text-underline-width="auto" style:text-underline-mode="continuous"/>
    </style:style>
    <style:style style:name="T59" style:parent-style-name="Ênfase" style:family="text">
      <style:text-properties fo:font-style="normal" style:font-style-asian="normal" style:font-style-complex="normal" style:text-underline-type="single" style:text-underline-style="solid" style:text-underline-width="auto" style:text-underline-mode="continuous"/>
    </style:style>
    <style:style style:name="T60" style:parent-style-name="Ênfase" style:family="text">
      <style:text-properties fo:font-style="normal" style:font-style-asian="normal" style:font-style-complex="normal" style:text-underline-type="single" style:text-underline-style="solid" style:text-underline-width="auto" style:text-underline-mode="continuous"/>
    </style:style>
    <style:style style:name="T61" style:parent-style-name="Ênfase" style:family="text">
      <style:text-properties fo:font-style="normal" style:font-style-asian="normal" style:font-style-complex="normal"/>
    </style:style>
    <style:style style:name="T62" style:parent-style-name="Ênfase" style:family="text">
      <style:text-properties fo:font-weight="bold" style:font-weight-asian="bold" style:font-weight-complex="bold" fo:font-style="normal" style:font-style-asian="normal" style:font-style-complex="normal"/>
    </style:style>
    <style:style style:name="T63" style:parent-style-name="Ênfase" style:family="text">
      <style:text-properties fo:font-style="normal" style:font-style-asian="normal" style:font-style-complex="normal"/>
    </style:style>
    <style:style style:name="T64" style:parent-style-name="Ênfase" style:family="text">
      <style:text-properties fo:font-style="normal" style:font-style-asian="normal" style:font-style-complex="normal"/>
    </style:style>
    <style:style style:name="T65" style:parent-style-name="Ênfase" style:family="text">
      <style:text-properties fo:font-style="normal" style:font-style-asian="normal" style:font-style-complex="normal"/>
    </style:style>
  </office:automatic-styles>
  <office:body>
    <office:text text:use-soft-page-breaks="true">
      <text:p text:style-name="P1"><text:span text:style-name="T2">Título do Trabalho</text:span>:</text:p>
      <text:p text:style-name="Standard">Extensão Psicológica</text:p>
      <text:p text:style-name="Standard"/>
      <text:p text:style-name="Standard"><text:span text:style-name="T3">Autores</text:span>:</text:p>
      <text:p text:style-name="Standard">MARIA LAUDEÍRES DE SOUZA GADELHA</text:p>
      <text:p text:style-name="Standard">(<text:a xlink:href="mailto:laudeires.gadelha@gmail.com" office:target-frame-name="_top" xlink:show="replace">l</text:a><text:a xlink:href="mailto:laudeires.gadelha@gmail.com" office:target-frame-name="_top" xlink:show="replace">audeires.gadelha@gmail.com</text:a>)</text:p>
      <text:p text:style-name="Standard">SAMANTHA DANTAS MEDEIROS</text:p>
      <text:p text:style-name="Standard">(<text:a xlink:href="mailto:samanthadmedeiros@outlook.com" office:target-frame-name="_top" xlink:show="replace">samanthadmedeiros@outlook.com</text:a>)</text:p>
      <text:p text:style-name="Standard"/>
      <text:p text:style-name="Standard"><text:span text:style-name="T4">Resumo</text:span>:</text:p>
      <text:p text:style-name="P5">Estabelecer uma melhor relação entre aluno e psicólogo é o<text:s/>objetivo principal deste projeto, assim se fez com os conhecimentos em linguagem de programação web e os fundamentos da psicologia, possibilitando uma experiência única aos usuários finais e aos desenvolvedores.<text:s/></text:p>
      <text:p text:style-name="Standard">PALAVRAS-CHAVE: psicologia, sistema web, interação, extensão.</text:p>
      <text:p text:style-name="Standard"/>
      <text:p text:style-name="Standard"><text:span text:style-name="T6">Abstract</text:span><text:span text:style-name="T7">: Establish a better relationship between student and psychologist and the main objective of this project, as well as knowledge in web programming language and fundamentals of psychology, enabling a unique experience for end us</text:span><text:span text:style-name="T8">ers and developers.</text:span></text:p>
      <text:p text:style-name="P9">KEY WORDS: psychology, web system, interaction, extension.</text:p>
      <text:p text:style-name="P10"/>
      <text:p text:style-name="Standard"><text:span text:style-name="T11">Introdução</text:span>:</text:p>
      <text:p text:style-name="P12">O Extensão Psicológica trata-se de um sistema web responsivo, tendo como propósito a melhoria na interação de psicólogos e alunos do campus Caicó, realizado por docentes do curso técnico de informática durante o semestre e com o apoio de seus orientadores, diplomados em psicologia e ciência da computação.</text:p>
      <text:p text:style-name="P13">Embora o sistema seja de livre acesso aos exercícios para diferentes distúrbios psíquicos(desde ansiedade à melancolia) e aos relatos, ele ainda permanece voltado para o uso de alunos e psicólogos do campus, esta experiência é dada através de agendamento de encontros presenciais(solicitado pelo aluno e marcado pelo psicólogo) e a escrita de relatos públicos(que estarão visíveis na tela inicial) e privados(visíveis apenas pelos autores) do alunos.</text:p>
      <text:p text:style-name="P14"/>
      <text:p text:style-name="Standard"><text:span text:style-name="T15">Metodologia</text:span>:</text:p>
      <text:p text:style-name="P16">Através de encontros semanais com os orientadores, os desenvolvedores do projeto puderam solidificar suas ideias a respeito do desenvolvimento do até então<text:s/>Extensão Psicológica.</text:p>
      <text:p text:style-name="P17">As primeiras tarefas consistiram em modelos conceituais, diagramas e esboços dos layouts para dar início a estruturação do sistema com o framework materialize, com a mesma finalizada, prosseguiu-se com modelagem de um banco de dados –<text:s/>com a linguagem SQL – e suporte do PHP para conectar-se ao banco e realizar cadastro de usuários, relatos, agendamento e afins. E por medida de segurança, todo o projeto fora armazenado na nuvem.</text:p>
      <text:p text:style-name="P18">Tendo todas essas funcionalidades operando, a presença da psicóloga tornou-se mais importante nas últimas reuniões semanais devido as sugestões de exercícios a serem cadastrados, a suas críticas sobre o sistema e outros.</text:p>
      <text:p text:style-name="Standard"/>
      <text:p text:style-name="Standard"><text:span text:style-name="T19">Resultados Alcançados</text:span>:</text:p>
      <text:p text:style-name="Normal">Das atividades propostas no cronograma(Pesquisar sobre as linguagens a serem utilizadas no projeto;<text:s/>criar<text:s/>documento de funcionalidades do sistema – Documento de requisitos; Criar diagramação do projeto; Criar Layout do sistema; Implementar funcionalidades do documento de requisitos, Teste do sistema no ambiente de psicologia no campus Caicó; Escrita do relatório de prática profissional e escrita de artigo para ser submetido para periódico), a maioria foi realizada com sucesso. As dificuldades assim surgidas foram superadas, algumas com demora, outras mais rapidamente, porém, objetivo foi alcançado. É possível citar a interação entre aluno-psicóloga que foi estabelecida, a escrita de relatos e sentimentos pessoais para melhor análise da mesma também<text:s/><text:soft-page-break/>foi realizada, dentre outras atividades que tiveram sucesso. O entendimento de determinadas áreas que ainda não tinham sido exploradas, resultou no atraso dos prazos de entrega de determinadas atividades para os orientadores, retardando também o processo de criação do restante do sistema. A implementação e o teste do sistema ainda não foram<text:s/>executados, porém, esta atividade será realizada brevemente.</text:p>
      <text:p text:style-name="Standard"/>
      <text:p text:style-name="Standard"><text:span text:style-name="T20">Considerações Finais</text:span>:</text:p>
      <text:p text:style-name="Standard">A possibilidade de marcar consultas online, enviar relatos pessoais e alertas, quando necessário, para a psicóloga, foram os principais objetivos que foram alcançados.<text:s/>Para projetos futuros, algumas melhorias podem ser feitas, como a inclusão da tela de configuração de conta para ambos usuários. Se houver o caso dos estudantes ou psicólogo se ausentar da instituição, retirar o cadastro do mesmo. Melhorar cadastramento de exercícios propostos pelo psicólogo e a implementação de uma tela administrativa, onde apenas o administrador do sistema teria acesso.<text:s/></text:p>
      <text:p text:style-name="Standard"/>
      <text:p text:style-name="Standard"><text:span text:style-name="T21">Referências</text:span>:</text:p>
      <text:p text:style-name="Standard"><text:span text:style-name="T22">VAZ, Patrícia.<text:s/></text:span><text:span text:style-name="T23">Psicólogo digit</text:span><text:span text:style-name="T24">al: como a terapia está invadindo o mundo dos aplicativos</text:span><text:span text:style-name="T25">. D</text:span><text:span text:style-name="T26">isponível em: &lt;</text:span><text:a xlink:href="http://www.elhombre.com.br/celular-psicologo-como-terapia-esta-invadindo-o-mundo-dos-aplicativos/" office:target-frame-name="_top" xlink:show="replace"><text:span text:style-name="T27">http://www.elhombre.</text:span><text:span text:style-name="T28">com.br/celular-psicologo-como-terapia-esta-invadindo-o-mundo-dos-aplicativos/</text:span></text:a><text:span text:style-name="T29">&gt;. Acesso em: 26 de Junho de 2017;</text:span></text:p>
      <text:p text:style-name="P30"/>
      <text:p text:style-name="Standard"><text:span text:style-name="T31">MACHADO, Henrique.<text:s/></text:span><text:span text:style-name="T32">Bootstrap ou Materialize: Conheça as principais diferenças</text:span><text:span text:style-name="T33">.</text:span><text:span text:style-name="T34"><text:s/></text:span><text:span text:style-name="T35">Disponível em: &lt;</text:span><text:a xlink:href="https://www.devmedia.com.br/bootstrap-ou-materialize-conheca-as-principais-diferencas/37830" office:target-frame-name="_top" xlink:show="replace"><text:span text:style-name="T36">https://www.devmedia.com.br/bootstrap-ou-materialize-conheca-as-principais-diferencas/37830</text:span></text:a><text:span text:style-name="T37">&gt;. Acesso em</text:span><text:span text:style-name="T38">: 28 de Junho de 2017;</text:span></text:p>
      <text:p text:style-name="P39"/>
      <text:p text:style-name="Standard"><text:span text:style-name="T40">LUIZ, Tiago.<text:s/></text:span><text:span text:style-name="T41">Material Design com Materialize</text:span><text:span text:style-name="T42">. Disponível em: &lt;</text:span><text:a xlink:href="https://tableless.com.br/material-design-com-materialize/" office:target-frame-name="_top" xlink:show="replace"><text:span text:style-name="T43">https://tableless.com.br/material-design-com-materialize/</text:span></text:a><text:span text:style-name="T44">&gt;. Acesso em 28 de Junho de 2017;</text:span></text:p>
      <text:p text:style-name="P45"/>
      <text:p text:style-name="Standard"><text:span text:style-name="T46">RIBEIRO, Leandro.<text:s/></text:span><text:span text:style-name="T47">O que é UML e Diagramas de Caso de Uso: Introdução Prática à</text:span></text:p>
      <text:p text:style-name="Standard"><text:span text:style-name="T48">UML</text:span><text:span text:style-name="T49">. Disponível<text:s/></text:span><text:span text:style-name="T50">em: &lt;</text:span><text:a xlink:href="http://www.devmedia.com.br/o-que-e-uml-e-diagramas-de-caso-de-uso-introducao-pratica-a-uml/23408" office:target-frame-name="_top" xlink:show="replace"><text:span text:style-name="T51">http://www.devmedia.com.br/o-que-e-uml-e-diagramas-de-caso-de-uso-introducao-pratica-a-uml/23408</text:span></text:a><text:span text:style-name="T52">&gt;. Acesso em: 29 de Junho de 2017;</text:span></text:p>
      <text:p text:style-name="P53"/>
      <text:p text:style-name="Standard"><text:span text:style-name="T54">REZEN</text:span><text:span text:style-name="T55">DE, Ricardo.<text:s/></text:span><text:span text:style-name="T56">Conceitos Fundamentais de Banco de Dados</text:span><text:span text:style-name="T57">. Disponível em: &lt;</text:span><text:a xlink:href="http://www.devmedia.com.br/conceitos-fundamentais-de-banco-de-dados/1649" office:target-frame-name="_top" xlink:show="replace"><text:span text:style-name="T58">http://www.devmedia.com.br/conceitos-fundamentais-de-banco-de-dados/1649</text:span></text:a><text:span text:style-name="T59">&gt;. Acesso em: 29 de Jun</text:span><text:span text:style-name="T60">ho de 2017;</text:span></text:p>
      <text:p text:style-name="Standard"/>
      <text:p text:style-name="Standard"><text:span text:style-name="T61">DE LEONE, Leonello.<text:s/></text:span><text:span text:style-name="T62">O que é PHP e porque você precisa aprender HOJE!</text:span><text:span text:style-name="T63">. Disponível em: &lt;</text:span><text:a xlink:href="https://becode.com.br/o-que-e-php/" office:target-frame-name="_top" xlink:show="replace"><text:span text:style-name="T64">https://becode.com.br/o-que-e-php/</text:span></text:a><text:span text:style-name="T65">&gt;. Acesso em: 30 de Junho de 2017.</text:span>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style:font-name="Liberation Serif" fo:font-weight="bold" style:font-weight-asian="bold" style:font-weight-complex="bold" fo:font-size="24pt" style:font-size-asian="24pt" style:font-size-complex="24pt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style:font-name="Liberation Serif" fo:font-weight="bold" style:font-weight-asian="bold" style:font-weight-complex="bold" fo:font-size="18pt" style:font-size-asian="18pt" style:font-size-complex="18pt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style:font-name="Liberation Serif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imbus Mono L" style:font-name-complex="Liberation Mono" fo:font-size="10pt" style:font-size-asian="10pt" style:font-size-complex="10pt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Ênfase" style:display-name="Ênfase" style:family="text">
      <style:text-properties fo:font-style="italic" style:font-style-asian="italic" style:font-style-complex="italic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s" style:display-name="in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L. Souza</dc:creator>
    <meta:creation-date>2017-11-18T17:42:00Z</meta:creation-date>
    <dc:date>2017-11-21T01:06:00Z</dc:date>
    <meta:template xlink:href="Normal" xlink:type="simple"/>
    <meta:editing-cycles>16</meta:editing-cycles>
    <meta:editing-duration>PT8160S</meta:editing-duration>
    <meta:document-statistic meta:page-count="2" meta:paragraph-count="12" meta:word-count="957" meta:character-count="6117" meta:row-count="43" meta:non-whitespace-character-count="5172"/>
  </office:meta>
</office:document-meta>
</file>